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 fo:margin-left="72.00pt" fo:text-indent="0.00pt" fo:margin-right="-4.50p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draw:frame text:anchor-type="as-char" svg:width="152.40mm" svg:height="80.17mm" style:rel-width="scale" style:rel-height="scale"><draw:object-ole xlink:href="OleObj1"/><draw:image xlink:href="ObjectReplacements/OleObj1"/></draw:frame><draw:frame text:anchor-type="as-char" svg:width="152.40mm" svg:height="80.17mm" style:rel-width="scale" style:rel-height="scale"><draw:object-ole xlink:href="OleObj2"/><draw:image xlink:href="ObjectReplacements/OleObj2"/></draw:frame><text:span text:style-name="T1"/></text:p>
      <text:p text:style-name="P2"><text:span text:style-name="T2"><text:s/>taxis near me show on the maps taxis available near passengers. drivers available show the green light. Passenger send a request Drivers Options to accept or reject if request rejected move to the next available driver. request accepted,<text:s text:c="2"/>Show the yellow light. Driver Picked up the Passenger. Welcome to Taxi Cab</text:span></text:p>
      <text:p text:style-name="P2"><text:span text:style-name="T3"/></text:p>
      <text:p text:style-name="P2"><text:span text:style-name="T4">Trip Started, Show the Red Light. Drop to the map GPS Destination. </text:span></text:p>
      <text:p text:style-name="P2"><text:span text:style-name="T4">Passenger Arrived. Complete the trip, move the to payment options. Cash/Credit Card/ Platform payment. </text:span></text:p>
      <text:p text:style-name="P2"><text:span text:style-name="T5"/></text:p>
      <text:p text:style-name="P2"><text:span text:style-name="T6"><text:s/>Thank You for Using the Service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